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DAPTER LE CORPS DU PROPHETE PAR LA CHIRURGIE A CŒUR OUVERT </text:p>
      <text:p text:style-name="Standard">pour le transfert neuroinformatique du Coran ?</text:p>
      <text:p text:style-name="Standard"/>
      <text:p text:style-name="Standard"/>
      <text:p text:style-name="Standard">Sourate 6 : AL-ANAM (LES BESTIAUX) -165 versets - Pré Hégire : -7. Même si Nous avions fait descendre sur toi (Muhammad) un Livre en papier qu'ils pouvaient toucher de leurs mains, ceux qui ne croient pas auraient certainement dit : “Ce n'est que de la magie évidente ! ” - 8. Et ils disent : “Pourquoi n'a-t-on pas fait descendre sur lui (Muhammad) un Ange ? ” Si Nous avions fait descendre un Ange, ç'eût été, sûrement, affaire faite ; puis on ne leur eût point donné de délai. -9. Si Nous avions désigné un Ange [comme prophète], Nous aurions fait de lui un homme et Nous leur aurions causé la même confusion que celle dans laquelle ils sont. Sourate 29 : AL-ANKABUT (L'ARAIGNÉE) - 69 versets - Pré-Hégire - 48. Et avant cela, tu ne récitais aucun livre et tu n'en n'écrivais aucun de ta main droite. Sinon, ceux qui nient la vérité auraient eu des doutes.</text:p>
      <text:p text:style-name="Standard"/>
      <text:p text:style-name="Standard">D'après 'Abû Hurayra (qu'Allah soit satisfait de lui),  le Prophète (pbAsl) a dit: Tous les prophètes furent dotés des preuves (miraculeuses presque) semblables et susceptibles de rendre les gens croyants. Quant à moi, j'ai reçu la Révélation de la part d'Allah. Aussi espérai-je être suivi du plus grand nombre (de croyants) au Jour de la Résurrection. (Sahih Muslim)</text:p>
      <text:p text:style-name="Standard"/>
      <text:p text:style-name="Standard">a- Les opérations chirurgicales Mouslim rapporte de Anas, que Jibril s’était présenté au Messager d’Allah (que la prière et la paix d'Allah soient sur lui)  alors que celui-ci jouait avec les garçons. Il le saisit, le terrassa et fendit son cœur duquel il sortit une sangsue et dit : « Voici la part que Satan a de toi ». Il lava ensuite la sangsue dans une cuvette en or avec de l’eau de Zam-Zam, la banda et la remit à sa place. Les garçons se précipitèrent vers sa mère ( sa nourrice ) et dirent : « On a tué Muhammad ». Les gens accoururent vers lui et le trouvèrent pâle. Anas dit avoir vu l’effet de l’opération sur sa poitrine.              </text:p>
      <text:p text:style-name="Standard"/>
      <text:p text:style-name="Standard">Dans une autre traduction, Anas Ibn Malik, d'après Moslim : « Djibril (Gabriel) s'était présenté au Messager d'Allah (pbAsl) alors que celui-ci jouait avec les autre enfants. Il le saisit, l'étendit au sol et lui ouvrit le coeur duquel il sortit une impureté en lui disant : « C'est la part de Satan qui est en toi ». Il lava ensuite cette impureté dans une cuvette en or avec de l'eau de Zemzem et la remit à sa place. Les garçons se précipitèrent vers sa mère (nourricière) et dirent : « On a tué Muhammad ». Les gens accoururent vers lui et le trouvèrent tout pâle. ». Après cet évènement, Halima eut tellement peur qu'elle ramena l'enfant chez sa mère. Amina, étonnée par ce retour après que Halima ait tant insisté pour garder Muhammad (pbAsl), questionna Halima qui finit par lui expliquer ce qu'il s’était passé.  Confiante et pleine de sérénité pour le destin de son enfant, Amina autorisa Halima à lui laisser l'enfant et à repartir vers sa tribu. C'est ainsi que se termina le passage de Muhammad (pbAsl) au sein Bani Sa'ad.</text:p>
      <text:p text:style-name="Standard"/>
      <text:p text:style-name="Standard"/>
      <text:p text:style-name="Standard">Ibn Hisham cite Muhammad Ibn Ishaq qui raconte que quelques amis de  Muhammad étaient venus le trouver pour lui poser la question : «   Prophète d’Allah, parle-nous de toi ».  I1 répondit : « ... J'étais avec un frère d'adoption derrière notre  maison, en train de garder le troupeau, quand deux hommes vêtus de  blanc et portant un récipient en or rempli de neige, se présentèrent  devant moi. Ils se saisirent de moi, coupèrent mon corps en deux, en  sortirent mon coeur qu'ils coupèrent également ; ils en ôtèrent un  caillot noir (`alaqa) et le jetèrent. Puis ils purifièrent mon coeur et  mon corps dans la neige... » .</text:p>
      <text:p text:style-name="Standard"/>
      <text:p text:style-name="Standard"/>
      <text:p text:style-name="Standard"/>
      <text:p text:style-name="Standard"/>
      <text:p text:style-name="Standard"><text:soft-page-break/>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45.Naissance du Prophète - TOME DEUXIEME - page 410 et 411 ;  (…) Le prophète avait de cette nourrice (Halima) un frère de lait. Un jour, celui-ci alla faire paître les moutons sur la montagne ; Mohammad et d’autres petits garçons allèrent avec lui .Là, après quelque temps, quand la journée fut avancée, il se passa un évènement qu’on rapporte de deux manières. Les uns prétendent que Mohammad était éveillé ; d’autres, qu’il dormait. Trois hommes vêtus de blanc descendirent du ciel, s’approchèrent de Mohammad (ppAsl), le saisirent et le couchèrent sur le côté, lui ouvrirent le ventre, en retirèrent tout le contenu et y cherchèrent quelque chose. Son frère de lait et les autres enfants, voyant cela, s’enfuirent et vinrent en criant auprès de ‘Halîma et lui dirent : Viens, on a tué Mohammad. Halima et son mari coururent sur la montagne, pour aller trouver Mohammad. Lorsqu’ils furent en sa présence, ils s’aperçurent que sa mine était altérée ; ils le prirent, l’embrassèrent sur la tête et sur les yeux et lui dirent : Ô Mohammad, que t’est-il arrivé ? Il répondit :</text:p>
      <text:p text:style-name="Standard"/>
      <text:p text:style-name="Standard"/>
      <text:p text:style-name="Standard">Trois hommes, avec un bassin et une cuvette d’or, sont venus, m’ont ouvert le ventre, ont pris tous mes intestins et les ont lavés dans ce bassin, puis ils les ont remis dans le corps, en me disant : Tu es né pur, maintenant tu es encore plus pur. Ensuite, l’un d’eux a plongé sa main dans mon corps, en a arraché le cœur, l’a ouvert par le milieu et en a enlevé le sang noir disant : C’est la part de Satan, qui est dans tout les hommes ; mais je l’ai enlevée de ton sein. Ensuite, il m’a remis le cœur à sa place. L’un d’eux avait un anneau, avec lequel il m’a marqué, et le troisième a plongé sa main dans mon corps, et tout a été remis en ordre. Halima prit Mohammad (ppAsl) et le ramena à la maison. Le mari de Halima dit à sa femme : (…)</text:p>
      <text:p text:style-name="Standard"/>
      <text:p text:style-name="Standard"/>
      <text:p text:style-name="Standard">S20v25. [Moïse] dit : “Seigneur, ouvre-moi ma poitrine, - 26. et facilite ma mission, - 27. et dénoue un nœud en ma langue, - 28. afin qu'ils comprennent mes paroles, Sourate 94 : AS-SARH (L'OUVERTURE) - 8 versets - Pré-Hégire - Au nom d’Allah, le Tout Miséricordieux, le Très Miséricordieux. - 1. N'avons-Nous pas ouvert pour toi ta poitrine ? - 2. Et ne t'avons-Nous pas déchargé du fardeau - 3. qui accablait ton dos ? - 4. Et exalté pour toi ta renommée ?</text:p>
      <text:p text:style-name="Standard"/>
      <text:p text:style-name="Standard"/>
      <text:p text:style-name="Standard">b- Trois ans de préparation Sourate </text:p>
      <text:p text:style-name="Standard"/>
      <text:p text:style-name="Standard">17 - 106. (Nous avons fait descendre) un Coran que Nous avons fragmenté, pour que tu le lises lentement aux gens. Et Nous l'avons fait descendre graduellement. S5v101. ô les croyants ! Ne posez pas de questions sur des choses qui, si elles vous étaient divulguées, vous mécontenteraient. Et si vous posez des questions à leur sujet, pendant que le Coran est révélé, elles vous seront divulguées. Allah vous a pardonné cela. Et Allah est Pardonneur et Indulgent. S10v15. Et quand leur sont récités Nos versets en toute clarté, ceux qui n'espèrent pas notre rencontre disent : “Apporte un Coran autre que celui-ci” ou bien “Change-le”. Dis : “Il ne m'appartient pas de le changer de mon propre chef. Je ne fait que suivre ce qui m'est révélé. Je crains, si je désobéis à mon Seigneur, le châtiment d'un jour terrible”. 16. Dis : “Si Allah avait voulu, je ne vous l'aurais pas récité et Il ne vous l'aurait pas non plus fait connaître. Je suis bien resté, avant cela, tout un âge parmi vous. Ne raisonnez-vous donc pas ? ” . 17. Qui est plus injuste que celui qui invente un mensonge contre Allah, ou qui traite de mensonges Ses versets (le Coran) ? Vraiment, les criminels ne réussissent pas.</text:p>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56S</meta:editing-duration>
    <meta:editing-cycles>17</meta:editing-cycles>
    <meta:generator>OpenOffice/4.1.7$Win32 OpenOffice.org_project/417m1$Build-9800</meta:generator>
    <dc:date>2020-04-05T13:07:00.78</dc:date>
    <dc:creator>Hamid KEZZAL</dc:creator>
    <meta:document-statistic meta:table-count="0" meta:image-count="0" meta:object-count="0" meta:page-count="3" meta:paragraph-count="12" meta:word-count="1342" meta:character-count="7491"/>
    <meta:user-defined meta:name="Info 1"/>
    <meta:user-defined meta:name="Info 2"/>
    <meta:user-defined meta:name="Info 3"/>
    <meta:user-defined meta:name="Info 4"/>
  </office:meta>
</office:document-meta>
</file>